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AA55C6D77D53E306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521cm, 3.317cm, 17.234cm, 6.829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62cm" svg:height="21.9cm" svg:x="0.992cm" svg:y="2.891cm">
          <draw:image xlink:href="Pictures/10000000000005E8000007E0AA55C6D77D53E30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3-13T11:45:35.451801901</dc:date>
    <meta:editing-duration>PT3M37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